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2910.0">
            <text:p>2910</text:p>
          </table:table-cell>
          <table:table-cell office:value-type="float" office:value="51869.0">
            <text:p>5186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03.0">
            <text:p>-403</text:p>
          </table:table-cell>
          <table:table-cell office:value-type="float" office:value="-34909.0">
            <text:p>-34909</text:p>
          </table:table-cell>
          <table:table-cell office:value-type="float" office:value="7505.0">
            <text:p>7505</text:p>
          </table:table-cell>
          <table:table-cell office:value-type="float" office:value="335636.0">
            <text:p>335636</text:p>
          </table:table-cell>
          <table:table-cell office:value-type="float" office:value="-487.0">
            <text:p>-487</text:p>
          </table:table-cell>
          <table:table-cell office:value-type="float" office:value="-79719.0">
            <text:p>-79719</text:p>
          </table:table-cell>
          <table:table-cell office:value-type="float" office:value="-316.0">
            <text:p>-316</text:p>
          </table:table-cell>
          <table:table-cell office:value-type="float" office:value="11707.0">
            <text:p>11707</text:p>
          </table:table-cell>
          <table:table-cell office:value-type="float" office:value="-16960.0">
            <text:p>-16960</text:p>
          </table:table-cell>
          <table:table-cell office:value-type="float" office:value="-267624.0">
            <text:p>-267624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6654.0">
            <text:p>-6654</text:p>
          </table:table-cell>
          <table:table-cell office:value-type="float" office:value="63488.0">
            <text:p>63488</text:p>
          </table:table-cell>
          <table:table-cell office:value-type="float" office:value="5.0">
            <text:p>5</text:p>
          </table:table-cell>
          <table:table-cell office:value-type="float" office:value="277.0">
            <text:p>277</text:p>
          </table:table-cell>
          <table:table-cell office:value-type="float" office:value="-4768.0">
            <text:p>-4768</text:p>
          </table:table-cell>
          <table:table-cell office:value-type="float" office:value="-54064.0">
            <text:p>-54064</text:p>
          </table:table-cell>
          <table:table-cell office:value-type="float" office:value="588.0">
            <text:p>588</text:p>
          </table:table-cell>
          <table:table-cell office:value-type="float" office:value="32200.0">
            <text:p>32200</text:p>
          </table:table-cell>
          <table:table-cell office:value-type="float" office:value="-235.0">
            <text:p>-235</text:p>
          </table:table-cell>
          <table:table-cell office:value-type="float" office:value="-50392.0">
            <text:p>-50392</text:p>
          </table:table-cell>
          <table:table-cell office:value-type="float" office:value="824.0">
            <text:p>824</text:p>
          </table:table-cell>
          <table:table-cell office:value-type="float" office:value="281162.0">
            <text:p>281162</text:p>
          </table:table-cell>
          <table:table-cell office:value-type="float" office:value="-9701.0">
            <text:p>-9701</text:p>
          </table:table-cell>
          <table:table-cell office:value-type="float" office:value="-262970.0">
            <text:p>-262970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42.0">
            <text:p>-642</text:p>
          </table:table-cell>
          <table:table-cell office:value-type="float" office:value="2229.0">
            <text:p>2229</text:p>
          </table:table-cell>
          <table:table-cell office:value-type="float" office:value="-120.0">
            <text:p>-120</text:p>
          </table:table-cell>
          <table:table-cell office:value-type="float" office:value="-7295.0">
            <text:p>-7295</text:p>
          </table:table-cell>
          <table:table-cell office:value-type="float" office:value="-1110.0">
            <text:p>-1110</text:p>
          </table:table-cell>
          <table:table-cell office:value-type="float" office:value="-78965.0">
            <text:p>-78965</text:p>
          </table:table-cell>
          <table:table-cell office:value-type="float" office:value="-54.0">
            <text:p>-54</text:p>
          </table:table-cell>
          <table:table-cell office:value-type="float" office:value="4423.0">
            <text:p>4423</text:p>
          </table:table-cell>
          <table:table-cell office:value-type="float" office:value="-355.0">
            <text:p>-355</text:p>
          </table:table-cell>
          <table:table-cell office:value-type="float" office:value="-66937.0">
            <text:p>-66937</text:p>
          </table:table-cell>
          <table:table-cell office:value-type="float" office:value="-286.0">
            <text:p>-286</text:p>
          </table:table-cell>
          <table:table-cell office:value-type="float" office:value="205601.0">
            <text:p>205601</text:p>
          </table:table-cell>
          <table:table-cell office:value-type="float" office:value="84031.0">
            <text:p>84031</text:p>
          </table:table-cell>
          <table:table-cell office:value-type="float" office:value="-143087.0">
            <text:p>-14308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17494.0">
            <text:p>-17494</text:p>
          </table:table-cell>
          <table:table-cell office:value-type="float" office:value="-95348.0">
            <text:p>-9534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16.0">
            <text:p>-3116</text:p>
          </table:table-cell>
          <table:table-cell office:value-type="float" office:value="-13586.0">
            <text:p>-13586</text:p>
          </table:table-cell>
          <table:table-cell office:value-type="float" office:value="461.0">
            <text:p>461</text:p>
          </table:table-cell>
          <table:table-cell office:value-type="float" office:value="-24382.0">
            <text:p>-24382</text:p>
          </table:table-cell>
          <table:table-cell office:value-type="float" office:value="-355.0">
            <text:p>-355</text:p>
          </table:table-cell>
          <table:table-cell office:value-type="float" office:value="-58013.0">
            <text:p>-58013</text:p>
          </table:table-cell>
          <table:table-cell office:value-type="float" office:value="-162.0">
            <text:p>-162</text:p>
          </table:table-cell>
          <table:table-cell office:value-type="float" office:value="214580.0">
            <text:p>214580</text:p>
          </table:table-cell>
          <table:table-cell office:value-type="float" office:value="108934.0">
            <text:p>108934</text:p>
          </table:table-cell>
          <table:table-cell office:value-type="float" office:value="-132185.0">
            <text:p>-132185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5580.0">
            <text:p>5580</text:p>
          </table:table-cell>
          <table:table-cell office:value-type="float" office:value="-18531.0">
            <text:p>-18531</text:p>
          </table:table-cell>
          <table:table-cell office:value-type="float" office:value="-10.0">
            <text:p>-10</text:p>
          </table:table-cell>
          <table:table-cell office:value-type="float" office:value="-655.0">
            <text:p>-655</text:p>
          </table:table-cell>
          <table:table-cell office:value-type="float" office:value="-129.0">
            <text:p>-129</text:p>
          </table:table-cell>
          <table:table-cell office:value-type="float" office:value="-5709.0">
            <text:p>-5709</text:p>
          </table:table-cell>
          <table:table-cell office:value-type="float" office:value="6041.0">
            <text:p>6041</text:p>
          </table:table-cell>
          <table:table-cell office:value-type="float" office:value="-32822.0">
            <text:p>-32822</text:p>
          </table:table-cell>
          <table:table-cell office:value-type="float" office:value="-365.0">
            <text:p>-365</text:p>
          </table:table-cell>
          <table:table-cell office:value-type="float" office:value="-60895.0">
            <text:p>-60895</text:p>
          </table:table-cell>
          <table:table-cell office:value-type="float" office:value="-291.0">
            <text:p>-291</text:p>
          </table:table-cell>
          <table:table-cell office:value-type="float" office:value="207090.0">
            <text:p>207090</text:p>
          </table:table-cell>
          <table:table-cell office:value-type="float" office:value="24895.0">
            <text:p>24895</text:p>
          </table:table-cell>
          <table:table-cell office:value-type="float" office:value="-113373.0">
            <text:p>-113373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1319.0">
            <text:p>1319</text:p>
          </table:table-cell>
          <table:table-cell office:value-type="float" office:value="-12342.0">
            <text:p>-12342</text:p>
          </table:table-cell>
          <table:table-cell office:value-type="float" office:value="-10.0">
            <text:p>-10</text:p>
          </table:table-cell>
          <table:table-cell office:value-type="float" office:value="-695.0">
            <text:p>-695</text:p>
          </table:table-cell>
          <table:table-cell office:value-type="float" office:value="926.0">
            <text:p>926</text:p>
          </table:table-cell>
          <table:table-cell office:value-type="float" office:value="6534.0">
            <text:p>6534</text:p>
          </table:table-cell>
          <table:table-cell office:value-type="float" office:value="7360.0">
            <text:p>7360</text:p>
          </table:table-cell>
          <table:table-cell office:value-type="float" office:value="-57319.0">
            <text:p>-57319</text:p>
          </table:table-cell>
          <table:table-cell office:value-type="float" office:value="-375.0">
            <text:p>-375</text:p>
          </table:table-cell>
          <table:table-cell office:value-type="float" office:value="-73530.0">
            <text:p>-73530</text:p>
          </table:table-cell>
          <table:table-cell office:value-type="float" office:value="635.0">
            <text:p>635</text:p>
          </table:table-cell>
          <table:table-cell office:value-type="float" office:value="201883.0">
            <text:p>201883</text:p>
          </table:table-cell>
          <table:table-cell office:value-type="float" office:value="6503.0">
            <text:p>6503</text:p>
          </table:table-cell>
          <table:table-cell office:value-type="float" office:value="-71034.0">
            <text:p>-7103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7028.0">
            <text:p>-7028</text:p>
          </table:table-cell>
          <table:table-cell office:value-type="float" office:value="42161.0">
            <text:p>4216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05.0">
            <text:p>-3105</text:p>
          </table:table-cell>
          <table:table-cell office:value-type="float" office:value="-7959.0">
            <text:p>-7959</text:p>
          </table:table-cell>
          <table:table-cell office:value-type="float" office:value="4356.0">
            <text:p>4356</text:p>
          </table:table-cell>
          <table:table-cell office:value-type="float" office:value="-46891.0">
            <text:p>-46891</text:p>
          </table:table-cell>
          <table:table-cell office:value-type="float" office:value="-375.0">
            <text:p>-375</text:p>
          </table:table-cell>
          <table:table-cell office:value-type="float" office:value="-75947.0">
            <text:p>-75947</text:p>
          </table:table-cell>
          <table:table-cell office:value-type="float" office:value="-348.0">
            <text:p>-348</text:p>
          </table:table-cell>
          <table:table-cell office:value-type="float" office:value="195694.0">
            <text:p>195694</text:p>
          </table:table-cell>
          <table:table-cell office:value-type="float" office:value="-34202.0">
            <text:p>-34202</text:p>
          </table:table-cell>
          <table:table-cell office:value-type="float" office:value="-72856.0">
            <text:p>-72856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1935.0">
            <text:p>1935</text:p>
          </table:table-cell>
          <table:table-cell office:value-type="float" office:value="-30064.0">
            <text:p>-30064</text:p>
          </table:table-cell>
          <table:table-cell office:value-type="float" office:value="-86.0">
            <text:p>-86</text:p>
          </table:table-cell>
          <table:table-cell office:value-type="float" office:value="-2045.0">
            <text:p>-2045</text:p>
          </table:table-cell>
          <table:table-cell office:value-type="float" office:value="843.0">
            <text:p>843</text:p>
          </table:table-cell>
          <table:table-cell office:value-type="float" office:value="24574.0">
            <text:p>24574</text:p>
          </table:table-cell>
          <table:table-cell office:value-type="float" office:value="6291.0">
            <text:p>6291</text:p>
          </table:table-cell>
          <table:table-cell office:value-type="float" office:value="-73210.0">
            <text:p>-73210</text:p>
          </table:table-cell>
          <table:table-cell office:value-type="float" office:value="-461.0">
            <text:p>-461</text:p>
          </table:table-cell>
          <table:table-cell office:value-type="float" office:value="-73457.0">
            <text:p>-73457</text:p>
          </table:table-cell>
          <table:table-cell office:value-type="float" office:value="495.0">
            <text:p>495</text:p>
          </table:table-cell>
          <table:table-cell office:value-type="float" office:value="228569.0">
            <text:p>228569</text:p>
          </table:table-cell>
          <table:table-cell office:value-type="float" office:value="7535.0">
            <text:p>7535</text:p>
          </table:table-cell>
          <table:table-cell office:value-type="float" office:value="-81902.0">
            <text:p>-81902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5541.0">
            <text:p>-5541</text:p>
          </table:table-cell>
          <table:table-cell office:value-type="float" office:value="-22012.0">
            <text:p>-22012</text:p>
          </table:table-cell>
          <table:table-cell office:value-type="float" office:value="-1.0">
            <text:p>-1</text:p>
          </table:table-cell>
          <table:table-cell office:value-type="float" office:value="-125.0">
            <text:p>-125</text:p>
          </table:table-cell>
          <table:table-cell office:value-type="float" office:value="1755.0">
            <text:p>1755</text:p>
          </table:table-cell>
          <table:table-cell office:value-type="float" office:value="47420.0">
            <text:p>47420</text:p>
          </table:table-cell>
          <table:table-cell office:value-type="float" office:value="735.0">
            <text:p>735</text:p>
          </table:table-cell>
          <table:table-cell office:value-type="float" office:value="-111674.0">
            <text:p>-111674</text:p>
          </table:table-cell>
          <table:table-cell office:value-type="float" office:value="-397.0">
            <text:p>-397</text:p>
          </table:table-cell>
          <table:table-cell office:value-type="float" office:value="-96915.0">
            <text:p>-96915</text:p>
          </table:table-cell>
          <table:table-cell office:value-type="float" office:value="2338.0">
            <text:p>2338</text:p>
          </table:table-cell>
          <table:table-cell office:value-type="float" office:value="292140.0">
            <text:p>292140</text:p>
          </table:table-cell>
          <table:table-cell office:value-type="float" office:value="-25283.0">
            <text:p>-25283</text:p>
          </table:table-cell>
          <table:table-cell office:value-type="float" office:value="-83551.0">
            <text:p>-83551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7448.0">
            <text:p>7448</text:p>
          </table:table-cell>
          <table:table-cell office:value-type="float" office:value="-23809.0">
            <text:p>-23809</text:p>
          </table:table-cell>
          <table:table-cell office:value-type="float" office:value="-2.0">
            <text:p>-2</text:p>
          </table:table-cell>
          <table:table-cell office:value-type="float" office:value="-325.0">
            <text:p>-325</text:p>
          </table:table-cell>
          <table:table-cell office:value-type="float" office:value="195.0">
            <text:p>195</text:p>
          </table:table-cell>
          <table:table-cell office:value-type="float" office:value="-62440.0">
            <text:p>-62440</text:p>
          </table:table-cell>
          <table:table-cell office:value-type="float" office:value="8183.0">
            <text:p>8183</text:p>
          </table:table-cell>
          <table:table-cell office:value-type="float" office:value="-149823.0">
            <text:p>-149823</text:p>
          </table:table-cell>
          <table:table-cell office:value-type="float" office:value="-399.0">
            <text:p>-399</text:p>
          </table:table-cell>
          <table:table-cell office:value-type="float" office:value="-109455.0">
            <text:p>-109455</text:p>
          </table:table-cell>
          <table:table-cell office:value-type="float" office:value="2533.0">
            <text:p>2533</text:p>
          </table:table-cell>
          <table:table-cell office:value-type="float" office:value="265879.0">
            <text:p>265879</text:p>
          </table:table-cell>
          <table:table-cell office:value-type="float" office:value="86574.0">
            <text:p>86574</text:p>
          </table:table-cell>
          <table:table-cell office:value-type="float" office:value="-6601.0">
            <text:p>-6601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10864.0">
            <text:p>-10864</text:p>
          </table:table-cell>
          <table:table-cell office:value-type="float" office:value="-63482.0">
            <text:p>-634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77.0">
            <text:p>3377</text:p>
          </table:table-cell>
          <table:table-cell office:value-type="float" office:value="23291.0">
            <text:p>23291</text:p>
          </table:table-cell>
          <table:table-cell office:value-type="float" office:value="-7257.0">
            <text:p>-7257</text:p>
          </table:table-cell>
          <table:table-cell office:value-type="float" office:value="94074.0">
            <text:p>94074</text:p>
          </table:table-cell>
          <table:table-cell office:value-type="float" office:value="181.0">
            <text:p>181</text:p>
          </table:table-cell>
          <table:table-cell office:value-type="float" office:value="20.0">
            <text:p>20</text:p>
          </table:table-cell>
          <table:table-cell office:value-type="float" office:value="8860.0">
            <text:p>8860</text:p>
          </table:table-cell>
          <table:table-cell office:value-type="float" office:value="-27046.0">
            <text:p>-27046</text:p>
          </table:table-cell>
          <table:table-cell office:value-type="float" office:value="40191.0">
            <text:p>40191</text:p>
          </table:table-cell>
          <table:table-cell office:value-type="float" office:value="-67048.0">
            <text:p>-6704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13833.0">
            <text:p>-13833</text:p>
          </table:table-cell>
          <table:table-cell office:value-type="float" office:value="-2366.0">
            <text:p>-2366</text:p>
          </table:table-cell>
          <table:table-cell office:value-type="float" office:value="5.0">
            <text:p>5</text:p>
          </table:table-cell>
          <table:table-cell office:value-type="float" office:value="243.0">
            <text:p>243</text:p>
          </table:table-cell>
          <table:table-cell office:value-type="float" office:value="1051.0">
            <text:p>1051</text:p>
          </table:table-cell>
          <table:table-cell office:value-type="float" office:value="4182.0">
            <text:p>4182</text:p>
          </table:table-cell>
          <table:table-cell office:value-type="float" office:value="4637.0">
            <text:p>4637</text:p>
          </table:table-cell>
          <table:table-cell office:value-type="float" office:value="99339.0">
            <text:p>99339</text:p>
          </table:table-cell>
          <table:table-cell office:value-type="float" office:value="5.0">
            <text:p>5</text:p>
          </table:table-cell>
          <table:table-cell office:value-type="float" office:value="255.0">
            <text:p>255</text:p>
          </table:table-cell>
          <table:table-cell office:value-type="float" office:value="-1606.0">
            <text:p>-1606</text:p>
          </table:table-cell>
          <table:table-cell office:value-type="float" office:value="-19933.0">
            <text:p>-19933</text:p>
          </table:table-cell>
          <table:table-cell office:value-type="float" office:value="-2059.0">
            <text:p>-2059</text:p>
          </table:table-cell>
          <table:table-cell office:value-type="float" office:value="-79661.0">
            <text:p>-79661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168.0">
            <text:p>-168</text:p>
          </table:table-cell>
          <table:table-cell office:value-type="float" office:value="-50362.0">
            <text:p>-50362</text:p>
          </table:table-cell>
          <table:table-cell office:value-type="float" office:value="60.0">
            <text:p>60</text:p>
          </table:table-cell>
          <table:table-cell office:value-type="float" office:value="2413.0">
            <text:p>2413</text:p>
          </table:table-cell>
          <table:table-cell office:value-type="float" office:value="-385.0">
            <text:p>-385</text:p>
          </table:table-cell>
          <table:table-cell office:value-type="float" office:value="-3625.0">
            <text:p>-3625</text:p>
          </table:table-cell>
          <table:table-cell office:value-type="float" office:value="4469.0">
            <text:p>4469</text:p>
          </table:table-cell>
          <table:table-cell office:value-type="float" office:value="58615.0">
            <text:p>58615</text:p>
          </table:table-cell>
          <table:table-cell office:value-type="float" office:value="65.0">
            <text:p>65</text:p>
          </table:table-cell>
          <table:table-cell office:value-type="float" office:value="2378.0">
            <text:p>2378</text:p>
          </table:table-cell>
          <table:table-cell office:value-type="float" office:value="-1991.0">
            <text:p>-1991</text:p>
          </table:table-cell>
          <table:table-cell office:value-type="float" office:value="-23961.0">
            <text:p>-23961</text:p>
          </table:table-cell>
          <table:table-cell office:value-type="float" office:value="51574.0">
            <text:p>51574</text:p>
          </table:table-cell>
          <table:table-cell office:value-type="float" office:value="-37032.0">
            <text:p>-3703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049.0">
            <text:p>-5049</text:p>
          </table:table-cell>
          <table:table-cell office:value-type="float" office:value="8253.0">
            <text:p>825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31.0">
            <text:p>631</text:p>
          </table:table-cell>
          <table:table-cell office:value-type="float" office:value="8638.0">
            <text:p>8638</text:p>
          </table:table-cell>
          <table:table-cell office:value-type="float" office:value="2870.0">
            <text:p>2870</text:p>
          </table:table-cell>
          <table:table-cell office:value-type="float" office:value="51063.0">
            <text:p>51063</text:p>
          </table:table-cell>
          <table:table-cell office:value-type="float" office:value="65.0">
            <text:p>65</text:p>
          </table:table-cell>
          <table:table-cell office:value-type="float" office:value="2788.0">
            <text:p>2788</text:p>
          </table:table-cell>
          <table:table-cell office:value-type="float" office:value="-1049.0">
            <text:p>-1049</text:p>
          </table:table-cell>
          <table:table-cell office:value-type="float" office:value="-5757.0">
            <text:p>-5757</text:p>
          </table:table-cell>
          <table:table-cell office:value-type="float" office:value="-16891.0">
            <text:p>-16891</text:p>
          </table:table-cell>
          <table:table-cell office:value-type="float" office:value="-48094.0">
            <text:p>-4809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6609.0">
            <text:p>6609</text:p>
          </table:table-cell>
          <table:table-cell office:value-type="float" office:value="-2006.0">
            <text:p>-20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62.0">
            <text:p>462</text:p>
          </table:table-cell>
          <table:table-cell office:value-type="float" office:value="7445.0">
            <text:p>7445</text:p>
          </table:table-cell>
          <table:table-cell office:value-type="float" office:value="9479.0">
            <text:p>9479</text:p>
          </table:table-cell>
          <table:table-cell office:value-type="float" office:value="78256.0">
            <text:p>78256</text:p>
          </table:table-cell>
          <table:table-cell office:value-type="float" office:value="65.0">
            <text:p>65</text:p>
          </table:table-cell>
          <table:table-cell office:value-type="float" office:value="2626.0">
            <text:p>2626</text:p>
          </table:table-cell>
          <table:table-cell office:value-type="float" office:value="-587.0">
            <text:p>-587</text:p>
          </table:table-cell>
          <table:table-cell office:value-type="float" office:value="6945.0">
            <text:p>6945</text:p>
          </table:table-cell>
          <table:table-cell office:value-type="float" office:value="-5439.0">
            <text:p>-5439</text:p>
          </table:table-cell>
          <table:table-cell office:value-type="float" office:value="-87827.0">
            <text:p>-87827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3370.0">
            <text:p>-3370</text:p>
          </table:table-cell>
          <table:table-cell office:value-type="float" office:value="-48565.0">
            <text:p>-4856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62.0">
            <text:p>-162</text:p>
          </table:table-cell>
          <table:table-cell office:value-type="float" office:value="-6719.0">
            <text:p>-6719</text:p>
          </table:table-cell>
          <table:table-cell office:value-type="float" office:value="6109.0">
            <text:p>6109</text:p>
          </table:table-cell>
          <table:table-cell office:value-type="float" office:value="40987.0">
            <text:p>40987</text:p>
          </table:table-cell>
          <table:table-cell office:value-type="float" office:value="65.0">
            <text:p>65</text:p>
          </table:table-cell>
          <table:table-cell office:value-type="float" office:value="1871.0">
            <text:p>1871</text:p>
          </table:table-cell>
          <table:table-cell office:value-type="float" office:value="-749.0">
            <text:p>-749</text:p>
          </table:table-cell>
          <table:table-cell office:value-type="float" office:value="4461.0">
            <text:p>4461</text:p>
          </table:table-cell>
          <table:table-cell office:value-type="float" office:value="55284.0">
            <text:p>55284</text:p>
          </table:table-cell>
          <table:table-cell office:value-type="float" office:value="-47319.0">
            <text:p>-47319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9564.0">
            <text:p>-9564</text:p>
          </table:table-cell>
          <table:table-cell office:value-type="float" office:value="-4032.0">
            <text:p>-403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05.0">
            <text:p>305</text:p>
          </table:table-cell>
          <table:table-cell office:value-type="float" office:value="2286.0">
            <text:p>2286</text:p>
          </table:table-cell>
          <table:table-cell office:value-type="float" office:value="6628.0">
            <text:p>6628</text:p>
          </table:table-cell>
          <table:table-cell office:value-type="float" office:value="33877.0">
            <text:p>33877</text:p>
          </table:table-cell>
          <table:table-cell office:value-type="float" office:value="65.0">
            <text:p>65</text:p>
          </table:table-cell>
          <table:table-cell office:value-type="float" office:value="1674.0">
            <text:p>1674</text:p>
          </table:table-cell>
          <table:table-cell office:value-type="float" office:value="1.0">
            <text:p>1</text:p>
          </table:table-cell>
          <table:table-cell office:value-type="float" office:value="16864.0">
            <text:p>16864</text:p>
          </table:table-cell>
          <table:table-cell office:value-type="float" office:value="1746.0">
            <text:p>1746</text:p>
          </table:table-cell>
          <table:table-cell office:value-type="float" office:value="-52415.0">
            <text:p>-5241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2805.0">
            <text:p>2805</text:p>
          </table:table-cell>
          <table:table-cell office:value-type="float" office:value="70703.0">
            <text:p>707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6.0">
            <text:p>76</text:p>
          </table:table-cell>
          <table:table-cell office:value-type="float" office:value="-4228.0">
            <text:p>-4228</text:p>
          </table:table-cell>
          <table:table-cell office:value-type="float" office:value="9433.0">
            <text:p>9433</text:p>
          </table:table-cell>
          <table:table-cell office:value-type="float" office:value="56978.0">
            <text:p>56978</text:p>
          </table:table-cell>
          <table:table-cell office:value-type="float" office:value="65.0">
            <text:p>65</text:p>
          </table:table-cell>
          <table:table-cell office:value-type="float" office:value="2134.0">
            <text:p>2134</text:p>
          </table:table-cell>
          <table:table-cell office:value-type="float" office:value="77.0">
            <text:p>77</text:p>
          </table:table-cell>
          <table:table-cell office:value-type="float" office:value="25457.0">
            <text:p>25457</text:p>
          </table:table-cell>
          <table:table-cell office:value-type="float" office:value="-66475.0">
            <text:p>-66475</text:p>
          </table:table-cell>
          <table:table-cell office:value-type="float" office:value="-84569.0">
            <text:p>-84569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21569.0">
            <text:p>-21569</text:p>
          </table:table-cell>
          <table:table-cell office:value-type="float" office:value="-53706.0">
            <text:p>-537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541.0">
            <text:p>-3541</text:p>
          </table:table-cell>
          <table:table-cell office:value-type="float" office:value="-15662.0">
            <text:p>-15662</text:p>
          </table:table-cell>
          <table:table-cell office:value-type="float" office:value="4397.0">
            <text:p>4397</text:p>
          </table:table-cell>
          <table:table-cell office:value-type="float" office:value="10212.0">
            <text:p>10212</text:p>
          </table:table-cell>
          <table:table-cell office:value-type="float" office:value="65.0">
            <text:p>65</text:p>
          </table:table-cell>
          <table:table-cell office:value-type="float" office:value="1475.0">
            <text:p>1475</text:p>
          </table:table-cell>
          <table:table-cell office:value-type="float" office:value="612.0">
            <text:p>612</text:p>
          </table:table-cell>
          <table:table-cell office:value-type="float" office:value="21039.0">
            <text:p>21039</text:p>
          </table:table-cell>
          <table:table-cell office:value-type="float" office:value="69368.0">
            <text:p>69368</text:p>
          </table:table-cell>
          <table:table-cell office:value-type="float" office:value="-32726.0">
            <text:p>-32726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1283.0">
            <text:p>1283</text:p>
          </table:table-cell>
          <table:table-cell office:value-type="float" office:value="-98423.0">
            <text:p>-984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50.0">
            <text:p>750</text:p>
          </table:table-cell>
          <table:table-cell office:value-type="float" office:value="26565.0">
            <text:p>26565</text:p>
          </table:table-cell>
          <table:table-cell office:value-type="float" office:value="5680.0">
            <text:p>5680</text:p>
          </table:table-cell>
          <table:table-cell office:value-type="float" office:value="-59996.0">
            <text:p>-59996</text:p>
          </table:table-cell>
          <table:table-cell office:value-type="float" office:value="65.0">
            <text:p>65</text:p>
          </table:table-cell>
          <table:table-cell office:value-type="float" office:value="1096.0">
            <text:p>1096</text:p>
          </table:table-cell>
          <table:table-cell office:value-type="float" office:value="1362.0">
            <text:p>1362</text:p>
          </table:table-cell>
          <table:table-cell office:value-type="float" office:value="40876.0">
            <text:p>40876</text:p>
          </table:table-cell>
          <table:table-cell office:value-type="float" office:value="71858.0">
            <text:p>71858</text:p>
          </table:table-cell>
          <table:table-cell office:value-type="float" office:value="18024.0">
            <text:p>18024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9208.0">
            <text:p>-9208</text:p>
          </table:table-cell>
          <table:table-cell office:value-type="float" office:value="-67423738.0">
            <text:p>-6742373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7403.0">
            <text:p>-7403</text:p>
          </table:table-cell>
          <table:table-cell office:value-type="float" office:value="-54760026.0">
            <text:p>-54760026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778.0">
            <text:p>-6778</text:p>
          </table:table-cell>
          <table:table-cell office:value-type="float" office:value="-51039527.0">
            <text:p>-5103952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468.0">
            <text:p>-5468</text:p>
          </table:table-cell>
          <table:table-cell office:value-type="float" office:value="-40551717.0">
            <text:p>-40551717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4264.0">
            <text:p>-4264</text:p>
          </table:table-cell>
          <table:table-cell office:value-type="float" office:value="-31761471.0">
            <text:p>-31761471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5203.0">
            <text:p>-5203</text:p>
          </table:table-cell>
          <table:table-cell office:value-type="float" office:value="-39597444.0">
            <text:p>-3959744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4400.0">
            <text:p>-4400</text:p>
          </table:table-cell>
          <table:table-cell office:value-type="float" office:value="-33634085.0">
            <text:p>-3363408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3118.0">
            <text:p>-3118</text:p>
          </table:table-cell>
          <table:table-cell office:value-type="float" office:value="-23611665.0">
            <text:p>-23611665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4962.0">
            <text:p>-4962</text:p>
          </table:table-cell>
          <table:table-cell office:value-type="float" office:value="-38930380.0">
            <text:p>-38930380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-3792.0">
            <text:p>-3792</text:p>
          </table:table-cell>
          <table:table-cell office:value-type="float" office:value="-30288784.0">
            <text:p>-30288784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